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binedEditor.setPolicy( String nodePath , AccessControlPolicy templ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binedEditor.getPolicies( String nod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binedEditor.editAccessControlPolicies( String nod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binedEditor.CombinedEditor( AccessControlEditor [ ] edi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Editor.editAccessControlPolicies( Principal princip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binedEditor.removePolicy( String nodePath , AccessControlPolicy polic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